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99ff"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2.876cm" fo:min-width="3.1cm"/>
    </style:style>
    <style:style style:name="gr4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2.788cm" fo:min-width="3.1cm"/>
    </style:style>
    <style:style style:name="gr5" style:family="graphic" style:parent-style-name="standard">
      <style:graphic-properties draw:stroke="none" svg:stroke-color="#0099ff" draw:fill="none" fo:min-height="1.112cm"/>
    </style:style>
    <style:style style:name="gr6" style:family="graphic" style:parent-style-name="standard">
      <style:graphic-properties svg:stroke-color="#0099ff" draw:fill="hatch" draw:fill-hatch-name="Black_20_45_20_Degrees_20_Wid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99ff" draw:fill="none" fo:min-height="0.64cm"/>
    </style:style>
    <style:style style:name="gr8" style:family="graphic" style:parent-style-name="standard">
      <style:graphic-properties draw:stroke="none" svg:stroke-color="#0099ff" draw:fill="none" fo:min-height="4.507cm"/>
    </style:style>
    <style:style style:name="gr9" style:family="graphic" style:parent-style-name="standard">
      <style:graphic-properties draw:stroke="none" svg:stroke-color="#0099ff" draw:fill="none" draw:fill-color="#ffffff" fo:min-height="0.75cm"/>
    </style:style>
    <style:style style:name="gr10" style:family="graphic" style:parent-style-name="standard">
      <style:graphic-properties draw:stroke="none" svg:stroke-color="#0099ff" draw:fill="none" fo:min-height="1.55cm"/>
    </style:style>
    <style:style style:name="gr11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99ff" draw:fill="none" fo:min-height="0.456cm"/>
    </style:style>
    <style:style style:name="gr13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202cm" fo:min-width="1.914cm"/>
    </style:style>
    <style:style style:name="gr14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99ff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29.7cm" svg:height="2cm" svg:x="0cm" svg:y="19cm">
          <text:p text:style-name="P1"><text:span text:style-name="T1">Browser capabilities </text:span></text:p>
          <text:p text:style-name="P1"><text:span text:style-name="T1">(basic, websocket, webRTC, ...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2.2cm" svg:x="0.6cm" svg:y="11.3cm">
          <text:p text:style-name="P1"><text:span text:style-name="T2">SIP </text:span></text:p>
          <text:p text:style-name="P1"><text:span text:style-name="T2">Stack</text:span></text:p>
          <text:p text:style-name="P1"><text:span text:style-name="T2">(jsSI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7cm" svg:height="2.2cm" svg:x="5.1cm" svg:y="11.3cm">
          <text:p text:style-name="P1"><text:span text:style-name="T2">XMPP </text:span></text:p>
          <text:p text:style-name="P1"><text:span text:style-name="T2">Stack</text:span></text:p>
          <text:p text:style-name="P1"><text:span text:style-name="T2">(JsJaC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7cm" svg:height="2.2cm" svg:x="9.7cm" svg:y="11.3cm">
          <text:p text:style-name="P1"><text:span text:style-name="T2">MSRP</text:span></text:p>
          <text:p text:style-name="P1"><text:span text:style-name="T2">Stack</text:span></text:p>
          <text:p text:style-name="P1"><text:span text:style-name="T2">(CrocodileMSRP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7.209cm" svg:x="0.3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cm" svg:height="3.126cm" svg:x="0.6cm" svg:y="6.6cm">
          <draw:text-box>
            <text:p text:style-name="P1"><text:span text:style-name="T1">oSDK SI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dia API,</text:span></text:p>
            <text:p text:style-name="P1"><text:span text:style-name="T2">Capabilities API]</text:span></text:p>
          </draw:text-box>
        </draw:frame>
        <draw:custom-shape draw:style-name="gr2" draw:text-style-name="P1" draw:layer="layout" svg:width="4.3cm" svg:height="7.2cm" svg:x="4.8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6cm" svg:height="3.338cm" svg:x="5.1cm" svg:y="6.6cm">
          <draw:text-box>
            <text:p text:style-name="P1"><text:span text:style-name="T1">oSDK XMP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ssaging API,</text:span></text:p>
            <text:p text:style-name="P1"><text:span text:style-name="T2">Presence API,</text:span></text:p>
            <text:p text:style-name="P1"><text:span text:style-name="T2">Roster API]</text:span></text:p>
          </draw:text-box>
        </draw:frame>
        <draw:frame draw:style-name="gr5" draw:text-style-name="P1" draw:layer="layout" svg:width="4.3cm" svg:height="2.39cm" svg:x="9.4cm" svg:y="6.6cm">
          <draw:text-box>
            <text:p text:style-name="P1"><text:span text:style-name="T1">oSDK MSR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Filetransfer API]</text:span></text:p>
          </draw:text-box>
        </draw:frame>
        <draw:custom-shape draw:style-name="gr6" draw:text-style-name="P1" draw:layer="layout" svg:width="4.3cm" svg:height="7.2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5cm" svg:height="9.5cm" svg:x="14.3cm" svg:y="4.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027cm" svg:height="0.89cm" svg:x="17.4cm" svg:y="5.1cm">
          <draw:text-box>
            <text:p text:style-name="P1"><text:span text:style-name="T1">oSDP OneAPI SDK</text:span></text:p>
          </draw:text-box>
        </draw:frame>
        <draw:frame draw:style-name="gr8" draw:text-style-name="P1" draw:layer="layout" svg:width="2.965cm" svg:height="4.757cm" svg:x="14.6cm" svg:y="6.6cm">
          <draw:text-box>
            <text:p text:style-name="P1"><text:span text:style-name="T1">oSDK SMS</text:span></text:p>
            <text:p text:style-name="P1"><text:span text:style-name="T1">module</text:span></text:p>
          </draw:text-box>
        </draw:frame>
        <draw:frame draw:style-name="gr9" draw:text-style-name="P3" draw:layer="layout" svg:width="2.5cm" svg:height="1cm" svg:x="14.8cm" svg:y="11.9cm">
          <draw:text-box>
            <text:p text:style-name="P1"><text:span text:style-name="T2">[SMS API]</text:span></text:p>
          </draw:text-box>
        </draw:frame>
        <draw:frame draw:style-name="gr5" draw:text-style-name="P1" draw:layer="layout" svg:width="2.5cm" svg:height="1.916cm" svg:x="17.7cm" svg:y="6.6cm">
          <draw:text-box>
            <text:p text:style-name="P1"><text:span text:style-name="T1">oSDK Location</text:span></text:p>
            <text:p text:style-name="P1"><text:span text:style-name="T1">module</text:span></text:p>
          </draw:text-box>
        </draw:frame>
        <draw:frame draw:style-name="gr10" draw:text-style-name="P1" draw:layer="layout" svg:width="2.7cm" svg:height="1.916cm" svg:x="20.6cm" svg:y="6.584cm">
          <draw:text-box>
            <text:p text:style-name="P1"><text:span text:style-name="T1">oSDK Payment</text:span></text:p>
            <text:p text:style-name="P1"><text:span text:style-name="T1">module</text:span></text:p>
          </draw:text-box>
        </draw:frame>
        <draw:frame draw:style-name="gr9" draw:text-style-name="P3" draw:layer="layout" svg:width="2.7cm" svg:height="1.199cm" svg:x="17.6cm" svg:y="11.6cm">
          <draw:text-box>
            <text:p text:style-name="P1"><text:span text:style-name="T2">[Location API]</text:span></text:p>
          </draw:text-box>
        </draw:frame>
        <draw:frame draw:style-name="gr9" draw:text-style-name="P3" draw:layer="layout" svg:width="2.7cm" svg:height="1.199cm" svg:x="20.6cm" svg:y="11.6cm">
          <draw:text-box>
            <text:p text:style-name="P1"><text:span text:style-name="T2">[Payment</text:span></text:p>
            <text:p text:style-name="P1"><text:span text:style-name="T2">API]</text:span></text:p>
          </draw:text-box>
        </draw:frame>
        <draw:frame draw:style-name="gr11" draw:text-style-name="P4" draw:layer="layout" svg:width="0.921cm" svg:height="0.806cm" svg:x="24.079cm" svg:y="9.5cm">
          <draw:text-box>
            <text:p><text:span text:style-name="T1">...</text:span></text:p>
          </draw:text-box>
        </draw:frame>
        <draw:custom-shape draw:style-name="gr2" draw:text-style-name="P1" draw:layer="layout" svg:width="14cm" svg:height="9.5cm" svg:x="0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4cm" svg:height="0.806cm" svg:x="0.1cm" svg:y="5.094cm">
          <draw:text-box>
            <text:p text:style-name="P1"><text:span text:style-name="T1">External libraries wrappers</text:span></text:p>
          </draw:text-box>
        </draw:frame>
        <draw:custom-shape draw:style-name="gr6" draw:text-style-name="P1" draw:layer="layout" svg:width="3.6cm" svg:height="9.5cm" svg:x="26.1cm" svg:y="4.6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414cm" svg:height="3.452cm" svg:x="26.786cm" svg:y="4.6cm">
          <draw:text-box>
            <text:p text:style-name="P1"><text:span text:style-name="T1">TAS </text:span></text:p>
            <text:p text:style-name="P1"><text:span text:style-name="T1">Client </text:span></text:p>
            <text:p text:style-name="P1"><text:span text:style-name="T1">SDK </text:span></text:p>
            <text:p text:style-name="P1"><text:span text:style-name="T1">modules</text:span></text:p>
          </draw:text-box>
        </draw:frame>
        <draw:custom-shape draw:style-name="gr14" draw:text-style-name="P2" draw:layer="layout" svg:width="29.7cm" svg:height="2cm" svg:x="0cm" svg:y="2.3cm">
          <text:p text:style-name="P1"><text:span text:style-name="T1">oSDK Client module (client utility methods) </text:span></text:p>
          <text:p text:style-name="P1"><text:span text:style-name="T2"/></text:p>
          <text:p text:style-name="P1"><text:span text:style-name="T2">[Core API]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014cm" svg:height="1.1cm" svg:x="26.4cm" svg:y="11.9cm">
          <draw:text-box>
            <text:p text:style-name="P1"><text:span text:style-name="T2">[TAS API]</text:span></text:p>
          </draw:text-box>
        </draw:frame>
        <draw:custom-shape draw:style-name="gr14" draw:text-style-name="P2" draw:layer="layout" svg:width="29.7cm" svg:height="2cm" svg:x="0cm" svg:y="14.4cm">
          <text:p text:style-name="P1"><text:span text:style-name="T1">oSDK Auth module (authorization &amp; authentication) </text:span></text:p>
          <text:p text:style-name="P1"><text:span text:style-name="T2"/></text:p>
          <text:p text:style-name="P1"><text:span text:style-name="T2">[Core API, Connection AP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7cm" svg:height="2cm" svg:x="0cm" svg:y="0cm">
          <text:p text:style-name="P1"><text:span text:style-name="T1">Web-application (oClient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9.7cm" svg:height="2cm" svg:x="0cm" svg:y="16.7cm">
          <text:p text:style-name="P1"><text:span text:style-name="T1">oSDK internal utilities, core module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7.2cm" svg:x="14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7.2cm" svg:x="17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7.2cm" svg:x="20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7.2cm" svg:x="23.6cm" svg:y="6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9:09:36</meta:creation-date>
    <dc:date>2014-06-18T10:24:43.877653294</dc:date>
    <meta:editing-duration>P1DT14H48M36S</meta:editing-duration>
    <meta:editing-cycles>102</meta:editing-cycles>
    <meta:generator>LibreOffice/4.1.6.2$Linux_X86_64 LibreOffice_project/410m0$Build-2</meta:generator>
    <meta:document-statistic meta:object-count="32"/>
  </office:meta>
</office:document-meta>
</file>